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5f4" officeooo:paragraph-rsid="000815f4"/>
    </style:style>
    <style:style style:name="P2" style:family="paragraph" style:parent-style-name="Standard">
      <style:text-properties officeooo:rsid="00094e70" officeooo:paragraph-rsid="00094e70"/>
    </style:style>
    <style:style style:name="P3" style:family="paragraph" style:parent-style-name="Standard">
      <style:text-properties officeooo:rsid="000b9760" officeooo:paragraph-rsid="000b9760"/>
    </style:style>
    <style:style style:name="P4" style:family="paragraph" style:parent-style-name="Standard">
      <style:text-properties officeooo:rsid="000d0ac3" officeooo:paragraph-rsid="000d0ac3"/>
    </style:style>
    <style:style style:name="T1" style:family="text">
      <style:text-properties officeooo:rsid="000ad4ec"/>
    </style:style>
    <style:style style:name="T2" style:family="text">
      <style:text-properties officeooo:rsid="000d0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yłuskuję imię, nazwisko, nazwę oddziału NFZ oraz imię i nazwisko lekarza rodzinnego, tych pacjentów, którzy mają takowego przypisanego<text:span text:style-name="T1"> oraz są przpisani do oddziału NFZ znajdującego się w Gdańsku, Krakowie bądź Warszawie</text:span>. Wyniki sortuję rosnąco najpierw względem nazwisk, a potem imion.</text:p>
      <text:p text:style-name="P1"/>
      <text:p text:style-name="P1"><text:bookmark-start text:name="__DdeLink__139_2854104405"/><text:bookmark-start text:name="__DdeLink__136_2854104405"/>SELECT pacjent.imie, pacjent.nazwisko, oddzial_nfz.nazwa_oddzialu, oddzial_nfz.miasto, lekarz.imie imie_lekarza, lekarz.nazwisko nazwisko_lekarza<text:bookmark-end text:name="__DdeLink__139_2854104405"/><text:bookmark-end text:name="__DdeLink__136_2854104405"/></text:p>
      <text:p text:style-name="P1">FROM PACJENT</text:p>
      <text:p text:style-name="P1">INNER JOIN oddzial_nfz ON pacjent.nazwa_oddzialu_nfz = oddzial_nfz.nazwa_oddzialu</text:p>
      <text:p text:style-name="P1">INNER JOIN lekarz ON pacjent.id_lekarza_rodzinnego = lekarz.id_lekarza</text:p>
      <text:p text:style-name="P1">WHERE oddzial_nfz.miasto IN ('Gdańsk', 'Kraków', 'Warszawa')</text:p>
      <text:p text:style-name="P1">ORDER BY pacjent.nazwisko, pacjent.imie;</text:p>
      <text:p text:style-name="P1"/>
      <text:p text:style-name="P2">2. Wyłuskuję dane recept, oraz imię i nazwisko pacjentów na które były wystawione, których data wystawienia jest późniejsza niż 1.1.2017 oraz których pacjenci urodzili się przed 1.1.1970. Dane sortuję malejąco ze względu na datę wydania recepty.</text:p>
      <text:p text:style-name="P2"/>
      <text:p text:style-name="P2">SELECT recepta.*, pacjent.imie imie_pacjenta, pacjent.nazwisko nazwisko_pacjenta</text:p>
      <text:p text:style-name="P2">FROM recepta</text:p>
      <text:p text:style-name="P2">INNER JOIN pacjent on recepta.pesel_pacjenta = pacjent.pesel</text:p>
      <text:p text:style-name="P2">WHERE recepta.data_wystawienia &gt;= '01-JAN-2017' AND pacjent.data_urodzenia &lt; '01-JAN-1970'</text:p>
      <text:p text:style-name="P2">ORDER BY recepta.data_wystawienia DESC;</text:p>
      <text:p text:style-name="P2"/>
      <text:p text:style-name="P3">3. Wyłuskuję id, imię i nazwisko lekarz<text:span text:style-name="T2">a jeśli jest lekarzem rodzinnym</text:span> oraz treść skierowania jeśli<text:span text:style-name="T2"> wystawił takowe w roku 2015.</text:span></text:p>
      <text:p text:style-name="P3"/>
      <text:p text:style-name="P3">SELECT lekarz.id_lekarza, lekarz.imie, lekarz.nazwisko, skierowanie.tresc tresc_skierowania</text:p>
      <text:p text:style-name="P3">FROM lekarz</text:p>
      <text:p text:style-name="P3">LEFT JOIN skierowanie ON skierowanie.id_lekarza = lekarz.id_lekarza</text:p>
      <text:p text:style-name="P3">WHERE lekarz.specjalizacja = 'lekarz rodzinny'</text:p>
      <text:p text:style-name="P3"/>
      <text:p text:style-name="P4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32:54.243741911</meta:creation-date>
    <dc:date>2020-04-16T22:43:52.979249220</dc:date>
    <meta:editing-duration>PT19M3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180" meta:character-count="1570" meta:non-whitespace-character-count="1408"/>
  </office:meta>
</office:document-meta>
</file>